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fo:font-size="20pt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pitre 6 : Système de fichiers</text:p>
      <text:p text:style-name="P1"/>
      <text:p text:style-name="P3">I)Introduction</text:p>
      <text:p text:style-name="P2"/>
      <text:p text:style-name="P2">fichier : suite linéaire d'octet dans lequel on peut se déplacer.</text:p>
      <text:p text:style-name="P2">Fichier = données + attributs : longueurs,droits, propriétaire+groupe, dates(dernière modif des données,des attributs, dernière consultation).</text:p>
      <text:p text:style-name="P2"/>
      <text:p text:style-name="P3">2)Structure d'un système de fichiers</text:p>
      <text:p text:style-name="P2"/>
      <text:p text:style-name="P2">Vision historique :</text:p>
      <text:p text:style-name="P2">1 disque = 1 système de fichiers</text:p>
      <text:p text:style-name="P2">bloc 0 : boot bloc</text:p>
      <text:p text:style-name="P2">bloc 1 : super-bloc</text:p>
      <text:p text:style-name="P2">bloc 2 à n-1 : tables des inodes</text:p>
      <text:p text:style-name="P2">bloc n à m : blocs de données(ou adresse de bloc de données).</text:p>
      <text:p text:style-name="P2"/>
      <text:p text:style-name="P2">Inode = structure de données qui décrit les attributs du fichier(y compris la localisation des blocs du fichier).</text:p>
      <text:p text:style-name="P2"/>
      <text:p text:style-name="P2">debugfs</text:p>
      <text:p text:style-name="P2"/>
      <text:p text:style-name="P2"/>
      <text:p text:style-name="P2">Structure des répertoires :</text:p>
      <text:p text:style-name="P2">structure d'un fichier de type « répertoire » :</text:p>
      <text:p text:style-name="P2">tableau à n entrée et 2 colonnes (première corresponds au numéro d'inode du fichier,deux octets max, la deuxième est le nom du fichier,14 octets max).</text:p>
      <text:p text:style-name="P2">Il y a toujours ''.'' puis ''..'' au début du tableau, le reste est l'ordre séquentiel des fichiers dans le répertoires.</text:p>
      <text:p text:style-name="P2"/>
      <text:p text:style-name="P2">Tout cela est le « contenu » du fichier, c'est à dire que dans le système de fichier, c'est organisé en inodes.</text:p>
      <text:p text:style-name="P2"/>
      <text:p text:style-name="P2">Création de lien : ln /bin/ls /bin/ll</text:p>
      <text:p text:style-name="P2">Il faut donc un nouvel attribut : le nombre de liens pointant vers l'inode du fichier.</text:p>
      <text:p text:style-name="P2">Après la création du lien ll, l'inode pointée par ls <text:s/>donc un nombre de lien égal à 2.</text:p>
      <text:p text:style-name="P2">Si on fait rm /bin/ls, ls est enlevé du tableau d'inode du répertoire, mais ll est tjs la. L'inode anciennement pointé par ls a vu son nombre de lien décrémenté, mais ll pointe toujours sur lui.</text:p>
      <text:p text:style-name="P2"/>
      <text:p text:style-name="P2">Un fichier(son inode) est donc réellement supprimé uniquement quand son nombre de lien est égal à 0.</text:p>
      <text:p text:style-name="P2"/>
      <text:p text:style-name="P3">3)Notion de montage</text:p>
      <text:p text:style-name="P2"/>
      <text:p text:style-name="P2">Association temporaire : création d'un lien entre un répertoire d'un disque et la racine d'un autre disque.</text:p>
      <text:p text:style-name="P2">=&gt; Montage de système de fichiers (permet d'avoir une arborescence logique unique).</text:p>
      <text:p text:style-name="P2">Commande : mount nom_periph nom_répertoire</text:p>
      <text:p text:style-name="P2">umount nom_repertoire</text:p>
      <text:p text:style-name="P2"/>
      <text:p text:style-name="P2">/etc/fstab : ensemble des montages à réaliser au démarrage.</text:p>
      <text:p text:style-name="P3"><text:soft-page-break/>4)Volumes et partitions</text:p>
      <text:p text:style-name="P2">Partition :</text:p>
      <text:p text:style-name="P2">Diviser un disque physique en plusieurs disque logique.</text:p>
      <text:p text:style-name="P2">Volumes :</text:p>
      <text:p text:style-name="P2">Créer un ou plusieurs disque logique à partir de plusieurs disques physiques :</text:p>
      <text:p text:style-name="P2">Chaque disques est vu comme un volumes physiques, on créer des groupes de volumes(volumegroup) qui regroupes plusieurs volumes logiques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gonkill </meta:initial-creator>
    <meta:creation-date>2011-11-18T14:21:36</meta:creation-date>
    <dc:date>2011-11-18T15:29:44</dc:date>
    <dc:creator>Dragonkill </dc:creator>
    <meta:editing-duration>PT1H8M8S</meta:editing-duration>
    <meta:editing-cycles>20</meta:editing-cycles>
    <meta:generator>LibreOffice/3.4$Linux LibreOffice_project/340m1$Build-302</meta:generator>
    <meta:document-statistic meta:table-count="0" meta:image-count="0" meta:object-count="0" meta:page-count="2" meta:paragraph-count="35" meta:word-count="367" meta:character-count="2190" meta:non-whitespace-character-count="1857"/>
  </office:meta>
</office:document-meta>
</file>